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2.974cm"/>
        </style:tab-stops>
      </style:paragraph-properties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12683944" text:id="ct112683944">
          <text:insertion>
            <office:change-info>
              <dc:creator>Luc Saffre</dc:creator>
              <dc:date>2012-05-28T22:57:00</dc:date>
            </office:change-info>
          </text:insertion>
        </text:changed-region>
        <text:changed-region xml:id="ct112707432" text:id="ct112707432">
          <text:insertion>
            <office:change-info>
              <dc:creator>Luc Saffre</dc:creator>
              <dc:date>2012-05-28T22:57:00</dc:date>
            </office:change-info>
          </text:insertion>
        </text:changed-region>
        <text:changed-region xml:id="ct112479752" text:id="ct112479752">
          <text:insertion>
            <office:change-info>
              <dc:creator>Luc Saffre</dc:creator>
              <dc:date>2012-05-31T13:47:00</dc:date>
            </office:change-info>
          </text:insertion>
        </text:changed-region>
        <text:changed-region xml:id="ct112808096" text:id="ct112808096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2906096" text:id="ct112906096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2906288" text:id="ct112906288">
          <text:insertion>
            <office:change-info>
              <dc:creator>Luc Saffre</dc:creator>
              <dc:date>2012-05-28T2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change-start text:change-id="ct112683944"/>self<text:change-end text:change-id="ct112683944"/></text:h>
      <text:p text:style-name="P1"/>
      <text:p text:style-name="P2">Klient: <text:tab/><text:change-start text:change-id="ct112707432"/>self.person<text:change-end text:change-id="ct112707432"/><text:line-break/><text:tab/><text:change-start text:change-id="ct112479752"/>self.person.address(', ')<text:change-end text:change-id="ct112479752"/></text:p>
      <text:p text:style-name="Standard"/>
      <text:p text:style-name="Standard">Sozialarbeiter: <text:change-start text:change-id="ct112808096"/>self.user<text:change-end text:change-id="ct112808096"/></text:p>
      <text:p text:style-name="Standard">Datum und Uhrzeit : <text:change-start text:change-id="ct112906096"/>self.sent<text:change-end text:change-id="ct112906096"/></text:p>
      <text:p text:style-name="Standard">Ticket BCSS: <text:change-start text:change-id="ct112906288"/>self.ticket<text:change-end text:change-id="ct112906288"/></text:p>
      <text:h text:style-name="Heading_20_2" text:outline-level="2">Resultate</text:h>
      <text:p text:style-name="Text_20_body">foo<office:annotation><dc:creator>Luc Saffre</dc:creator><dc:date>2012-06-13T12:04:12.46</dc:date><text:p text:style-name="P4"><text:span text:style-name="T1">do text</text:span></text:p><text:p text:style-name="P4"><text:span text:style-name="T1">from table(self.Result(ar))</text:span></text:p></office:annotatio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2-06-13T12:06:23.73</dc:date>
    <dc:creator>Luc Saffre</dc:creator>
    <meta:editing-duration>PT39M37S</meta:editing-duration>
    <meta:editing-cycles>15</meta:editing-cycles>
    <meta:generator>LibreOffice/3.4$Win32 LibreOffice_project/340m1$Build-402</meta:generator>
    <meta:document-statistic meta:table-count="0" meta:image-count="0" meta:object-count="0" meta:page-count="1" meta:paragraph-count="7" meta:word-count="18" meta:character-count="142" meta:non-whitespace-character-count="130"/>
  </office:meta>
</office:document-meta>
</file>